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ếu thuốc thuộc loại 1 thì hiện 1 thông báo đây là “thuốc cần có chỉ định của bác sĩ” và sẽ mua khi có toa, ẩn nút add to cart và wishli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eu Tran</meta:initial-creator>
    <dc:creator>Trieu Tran</dc:creator>
    <meta:creation-date>2023-10-30T15:28:00Z</meta:creation-date>
    <dc:date>2023-10-30T16:15:00Z</dc:date>
    <meta:template xlink:href="Normal.dotm" xlink:type="simple"/>
    <meta:editing-cycles>2</meta:editing-cycles>
    <meta:editing-duration>PT2820S</meta:editing-duration>
    <meta:document-statistic meta:page-count="1" meta:paragraph-count="1" meta:word-count="20" meta:character-count="138" meta:row-count="1" meta:non-whitespace-character-count="119"/>
  </office:meta>
</office:document-meta>
</file>